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B0000004BFC59B0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>
      <style:graphic-properties draw:fill-color="#ffffff" fo:min-height="12.98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title">
      <style:graphic-properties draw:fill-color="#ffffff" fo:min-height="3.257cm"/>
    </style:style>
    <style:style style:name="pr6" style:family="presentation" style:parent-style-name="lyt-cool-outline1">
      <style:graphic-properties draw:fill-color="#ffffff" fo:min-height="13.97cm"/>
    </style:style>
    <style:style style:name="pr7" style:family="presentation" style:parent-style-name="lyt-cool-outline1">
      <style:graphic-properties draw:fill-color="#ffffff" draw:auto-grow-height="true" fo:min-height="8.89cm"/>
    </style:style>
    <style:style style:name="pr8" style:family="presentation" style:parent-style-name="lyt-cool-notes" style:list-style-name="L5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margin-top="0.305cm" fo:margin-bottom="0cm" fo:text-indent="-0.6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indent="0cm"/>
      <style:text-properties fo:font-style="italic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T1" style:family="text">
      <style:text-properties fo:font-size="44pt" fo:font-weight="bold"/>
    </style:style>
    <style:style style:name="T2" style:family="text">
      <style:text-properties fo:font-size="26pt" fo:font-weight="bold"/>
    </style:style>
    <style:style style:name="T3" style:family="text">
      <style:text-properties fo:font-size="36pt" fo:font-weight="bold"/>
    </style:style>
    <style:style style:name="T4" style:family="text">
      <style:text-properties fo:font-size="60pt"/>
    </style:style>
    <style:style style:name="T5" style:family="text">
      <style:text-properties fo:font-family="'Courier 10 Pitch'" style:font-pitch="fixed" fo:font-size="22pt"/>
    </style:style>
    <style:style style:name="T6" style:family="text">
      <style:text-properties fo:font-family="'Courier 10 Pitch'" style:font-pitch="fixed" fo:font-size="60pt"/>
    </style:style>
    <style:style style:name="T7" style:family="text">
      <style:text-properties fo:font-family="Thorndale" style:font-style-name="Regular" style:font-family-generic="roman" fo:font-size="22pt" style:font-size-asian="24pt" style:font-size-complex="24pt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fo:font-family="'Courier 10 Pitch'" style:font-pitch="fixed" fo:font-weight="bold"/>
    </style:style>
    <style:style style:name="T11" style:family="text">
      <style:text-properties fo:font-style="normal"/>
    </style:style>
    <style:style style:name="T12" style:family="text">
      <style:text-properties fo:font-family="'Courier 10 Pitch'" style:font-pitch="fixed" fo:font-size="20pt" fo:font-weight="bold"/>
    </style:style>
    <style:style style:name="T13" style:family="text">
      <style:text-properties fo:font-family="'Courier 10 Pitch'" style:font-pitch="fixed" fo:font-size="28pt" fo:font-weight="bold"/>
    </style:style>
    <style:style style:name="T14" style:family="text">
      <style:text-properties fo:font-style="normal" fo:font-weight="normal"/>
    </style:style>
    <style:style style:name="T15" style:family="text">
      <style:text-properties fo:font-style="italic" fo:font-weight="normal"/>
    </style:style>
    <style:style style:name="T16" style:family="text">
      <style:text-properties fo:font-weight="normal"/>
    </style:style>
    <style:style style:name="T17" style:family="text">
      <style:text-properties fo:font-family="'Courier 10 Pitch'" style:font-pitch="fixed" fo:font-size="32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5.4cm" svg:height="3.508cm" svg:x="1.27cm" svg:y="0.937cm" presentation:class="title" presentation:user-transformed="true">
          <draw:text-box>
            <text:p text:style-name="P1">F/OSS dan Dunia Pendidikan</text:p>
          </draw:text-box>
        </draw:frame>
        <draw:frame presentation:style-name="pr2" draw:text-style-name="P2" draw:layer="layout" svg:width="23.912cm" svg:height="12.98cm" svg:x="2.058cm" svg:y="5.963cm" presentation:class="subtitle" presentation:user-transformed="true">
          <draw:text-box>
            <text:list text:style-name="L2">
              <text:list-item>
                <text:p text:style-name="P2"><text:span text:style-name="T1">Rahmat M. Samik-Ibrahim</text:span></text:p>
              </text:list-item>
            </text:list>
            <text:list text:style-name="L2">
              <text:list-item>
                <text:p text:style-name="P2"><text:span text:style-name="T2"/></text:p>
              </text:list-item>
            </text:list>
            <text:list text:style-name="L2">
              <text:list-item>
                <text:p text:style-name="P3"><text:span text:style-name="T3">vLSM.org</text:span></text:p>
              </text:list-item>
            </text:list>
            <text:list text:style-name="L2">
              <text:list-item>
                <text:p text:style-name="P2"><text:span text:style-name="T4"/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5">http://rms46.vlsm.org/2/159.pdf</text:span><text:span text:style-name="T5"><text:line-break/></text:span><text:span text:style-name="T5">(revisi 25 Juli 2007 - 0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7">Presentasi ini dibuat dengan OpenOffice.org 2.2.0 (De2.U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mperkenalkan Diri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5"><text:span text:style-name="T8">Rahmat M. Samik-Ibrahim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8">Univ. Indonesia</text:span> (1984) PNS Gol IIIC/Lekt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Pengguna GNU/Linux (<text:span text:style-name="T8">1994</text:span>) nomor 15059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Direktur <text:span text:style-name="T8">vLSM.org</text:span> (1996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Pemelihara Distro <text:span text:style-name="T8">De2.UI</text:span> (2002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Rilis/Edisi nomor 287 (24 Juli 2007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8">URL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9">Homepage</text:span>: <text:span text:style-name="T10">http://rms46.vLSM.org/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Pemelihara: <text:span text:style-name="T10">http://komo.vLSM.org/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De2.UI: <text:span text:style-name="T10">http://de2.vLSM.org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1.905cm" svg:y="1.823cm" presentation:class="title" presentation:user-transformed="true">
          <draw:text-box>
            <text:p text:style-name="P1">Tujuan Presentasi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5">Membahas seputar <text:span text:style-name="T9">Free/Open Source Software</text:span> (<text:span text:style-name="T8">F/OSS</text:span>) dan dunia pendidikan di Indonesia</text:p>
              </text:list-item>
            </text:list>
            <text:list text:style-name="L4">
              <text:list-item>
                <text:list>
                  <text:list-item>
                    <text:p text:style-name="P9">Penetrasi F/OS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rospek F/O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DM F/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Agenda</text:p>
          </draw:text-box>
        </draw:frame>
        <draw:frame presentation:style-name="pr4" draw:text-style-name="P5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5">Perkenalan diri + Tujuan + Agenda</text:p>
              </text:list-item>
            </text:list>
            <text:list text:style-name="L4">
              <text:list-item>
                <text:p text:style-name="P5"><text:span text:style-name="T9">Offtopic</text:span>: Mengapa Saya?</text:p>
              </text:list-item>
            </text:list>
            <text:list text:style-name="L4">
              <text:list-item>
                <text:p text:style-name="P5">Alat Bantu: Milis RSITI</text:p>
              </text:list-item>
            </text:list>
            <text:list text:style-name="L4">
              <text:list-item>
                <text:p text:style-name="P5">Definisi-Definisi</text:p>
              </text:list-item>
            </text:list>
            <text:list text:style-name="L4">
              <text:list-item>
                <text:p text:style-name="P5">Indikator Faktor Sukses</text:p>
              </text:list-item>
            </text:list>
            <text:list text:style-name="L4">
              <text:list-item>
                <text:p text:style-name="P5">Universitas Indonesia</text:p>
              </text:list-item>
            </text:list>
            <text:list text:style-name="L4">
              <text:list-item>
                <text:p text:style-name="P5">Pesan Sponsor: <text:span text:style-name="T9">Linux Counter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5" draw:text-style-name="P10" draw:layer="layout" svg:width="23.912cm" svg:height="3.257cm" svg:x="2.058cm" svg:y="1.668cm" presentation:class="title">
          <draw:text-box>
            <text:p text:style-name="P1"><text:span text:style-name="T9">Offtopic: Why Me?</text:span></text:p>
          </draw:text-box>
        </draw:frame>
        <draw:frame presentation:style-name="pr6" draw:text-style-name="P5" draw:layer="layout" svg:width="23.912cm" svg:height="13.97cm" svg:x="2.123cm" svg:y="5.08cm" presentation:class="outline" presentation:user-transformed="true">
          <draw:text-box>
            <text:list text:style-name="L4">
              <text:list-item>
                <text:p text:style-name="P5">Apa betul saya orang yang tepat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Hanya pengguna F/OSS biasa!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Tahu apa saya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Instrumen apa yang harus digunakan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Kutipan Surat Kepala SMA ke OT murid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''Maksud dari acara ini adalah salah satu tindak nyata untuk mewujudkan generasi muda yang lebih disiplin dan memiliki rasa tanggung jawab terhadap dirinya sendiri dan kelompok''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(Fakta: Di luar negeri, banyak murid SMA yang tidak pernah belajar baris berbaris, namun sangat disiplin dan sangat bertanggung-jawab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Alat Bantu: Milis RSITI</text:p>
          </draw:text-box>
        </draw:frame>
        <draw:frame presentation:style-name="pr4" draw:text-style-name="P5" draw:layer="layout" svg:width="25.817cm" svg:height="12.98cm" svg:x="1.488cm" svg:y="5.08cm" presentation:class="outline" presentation:user-transformed="true">
          <draw:text-box>
            <text:list text:style-name="L4">
              <text:list-item>
                <text:p text:style-name="P5">Milis RSITI (<text:span text:style-name="T9">Mailing List</text:span><text:span text:style-name="T11">)</text:span></text:p>
              </text:list-item>
            </text:list>
            <text:list text:style-name="L4">
              <text:list-item>
                <text:list>
                  <text:list-item>
                    <text:p text:style-name="P9">Riset bidang SIT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istem Informasi dan Teknologi Informas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URL</text:span>: <text:span text:style-name="T12">http://tech.groups.yahoo.com/group/rsiti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9">thread</text:span> #669 dan #733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Peserta</text:span>: Adi Indrayanto, I Made Wiryana, Nursalim Hadi, <text:s/>P.Y. Adi Prasaja, Rahmat M. Samik-Ibrahim, Zaki Akhma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123cm" svg:y="0.553cm" presentation:class="title" presentation:user-transformed="true">
          <draw:text-box>
            <text:p text:style-name="P1">Definisi Per. Lunak Bebas</text:p>
          </draw:text-box>
        </draw:frame>
        <draw:frame presentation:style-name="pr4" draw:text-style-name="P5" draw:layer="layout" svg:width="23.912cm" svg:height="12.98cm" svg:x="2.123cm" svg:y="5.435cm" presentation:class="outline" presentation:user-transformed="true">
          <draw:text-box>
            <text:list text:style-name="L4">
              <text:list-item>
                <text:p text:style-name="P5"><text:span text:style-name="T8">KEBEBASAN 0</text:span>: menjalan program untuk keperluan apa pun</text:p>
              </text:list-item>
            </text:list>
            <text:list text:style-name="L4">
              <text:list-item>
                <text:p text:style-name="P5"><text:span text:style-name="T8">KEBEBASAN 1</text:span>: mempelajari cara kerja dan modifikasi (kode) program</text:p>
              </text:list-item>
            </text:list>
            <text:list text:style-name="L4">
              <text:list-item>
                <text:p text:style-name="P5"><text:span text:style-name="T8">KEBEBASAN 2</text:span>: menyebar-luaskan program dan modifikasinya</text:p>
              </text:list-item>
            </text:list>
            <text:list text:style-name="L4">
              <text:list-item>
                <text:p text:style-name="P5"><text:span text:style-name="T8">KEBEBASAN 3</text:span>: meningkatkan kinerja</text:p>
              </text:list-item>
            </text:list>
            <text:list text:style-name="L4">
              <text:list-item>
                <text:p text:style-name="P5"><text:span text:style-name="T8">URL</text:span>: <text:span text:style-name="T12">http://www.gnu.org/philosophy/free-sw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Indikator Faktor Sukses?</text:p>
          </draw:text-box>
        </draw:frame>
        <draw:frame presentation:style-name="pr4" draw:text-style-name="P5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5">jumlah studi banding ke luar negeri?</text:p>
              </text:list-item>
            </text:list>
            <text:list text:style-name="L4">
              <text:list-item>
                <text:p text:style-name="P5">proyek ini-itu penghabis anggaran?</text:p>
              </text:list-item>
            </text:list>
            <text:list text:style-name="L4">
              <text:list-item>
                <text:p text:style-name="P5"><text:span text:style-name="T11">jumlah </text:span><text:span text:style-name="T9">steering committee</text:span>, MoU, dst?</text:p>
              </text:list-item>
            </text:list>
            <text:list text:style-name="L4">
              <text:list-item>
                <text:p text:style-name="P5">kenaikan jumlah sistem, pengguna, pengembang,investasi, dan transaksi bidang F/OSS?</text:p>
              </text:list-item>
            </text:list>
            <text:list text:style-name="L4">
              <text:list-item>
                <text:p text:style-name="P5">penurunan pasar perangkat lunak berpemilik (<text:span text:style-name="T9">propriety</text:span>)?</text:p>
              </text:list-item>
            </text:list>
            <text:list text:style-name="L4">
              <text:list-item>
                <text:p text:style-name="P5">penurunan ''pembajakan''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Faktor Sukses F/OSS</text:p>
          </draw:text-box>
        </draw:frame>
        <draw:frame presentation:style-name="pr7" draw:text-style-name="P5" draw:layer="layout" svg:width="25.4cm" svg:height="8.89cm" svg:x="1.905cm" svg:y="6.35cm" presentation:class="outline" presentation:user-transformed="true">
          <draw:text-box>
            <text:list text:style-name="L4">
              <text:list-item>
                <text:p text:style-name="P5">Provokator</text:p>
              </text:list-item>
            </text:list>
            <text:list text:style-name="L4">
              <text:list-item>
                <text:p text:style-name="P5">Gabungan Dorongan Atas/Bawah</text:p>
              </text:list-item>
            </text:list>
            <text:list text:style-name="L4">
              <text:list-item>
                <text:p text:style-name="P5">Motivasi kuat dan Tujuan Jelas</text:p>
              </text:list-item>
            </text:list>
            <text:list text:style-name="L4">
              <text:list-item>
                <text:p text:style-name="P5">Suasana Mendukung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<text:span text:style-name="T8">URL</text:span>: <text:span text:style-name="T13">http://rms46.vlsm.org/00-16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8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Biaya: Lisensi atau SDM??</text:p>
          </draw:text-box>
        </draw:frame>
        <draw:frame presentation:style-name="pr4" draw:text-style-name="P5" draw:layer="layout" svg:width="26.67cm" svg:height="12.98cm" svg:x="0.635cm" svg:y="5.365cm" presentation:class="outline" presentation:user-transformed="true">
          <draw:text-box>
            <text:list text:style-name="L4">
              <text:list-item>
                <text:p text:style-name="P5">Lisensi Perangkat Lunak per sistem</text:p>
              </text:list-item>
            </text:list>
            <text:list text:style-name="L4">
              <text:list-item>
                <text:list>
                  <text:list-item>
                    <text:p text:style-name="P9">Rp. 10.000.000/5 tahun (Rp. 2.000.000/tahun)</text:p>
                  </text:list-item>
                </text:list>
              </text:list-item>
            </text:list>
            <text:list text:style-name="L4">
              <text:list-item>
                <text:p text:style-name="P5">Gaji SDM</text:p>
              </text:list-item>
            </text:list>
            <text:list text:style-name="L4">
              <text:list-item>
                <text:list>
                  <text:list-item>
                    <text:p text:style-name="P9">Rp. 1.000.000/bulan (Rp. 12.000.000 / tahu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Biaya <text:span text:style-name="T9">Turn Over</text:span>? Kerugian <text:span text:style-name="T9">Human Capital</text:span>?</text:p>
                  </text:list-item>
                </text:list>
              </text:list-item>
            </text:list>
            <text:list text:style-name="L4">
              <text:list-item>
                <text:p text:style-name="P5">LISENSI GRATIS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tidak banyak berarti!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8">SDM TIDAK GRATIS</text:span>!</text:p>
              </text:list-item>
            </text:list>
            <text:list text:style-name="L4">
              <text:list-item>
                <text:list>
                  <text:list-item>
                    <text:p text:style-name="P9">perancangan/pengembangan/pemeliharaan sistem TIDAK GRAT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Salah Kaprah?</text:p>
          </draw:text-box>
        </draw:frame>
        <draw:frame presentation:style-name="pr4" draw:text-style-name="P5" draw:layer="layout" svg:width="23.912cm" svg:height="13.128cm" svg:x="2.058cm" svg:y="5.838cm" presentation:class="outline" presentation:user-transformed="true">
          <draw:text-box>
            <text:list text:style-name="L4">
              <text:list-item>
                <text:p text:style-name="P5">Sistem Informasi Bukan Kulkas</text:p>
              </text:list-item>
            </text:list>
            <text:list text:style-name="L4">
              <text:list-item>
                <text:list>
                  <text:list-item>
                    <text:p text:style-name="P9">Bukan Investasi Satu Kali <text:span text:style-name="T8">(DUI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arus Dipelihara dan Diperbaiki <text:span text:style-name="T8">(DUI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ering Memerlukan Modifikasi <text:span text:style-name="T8">(DUI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idak Langsung Sempurna <text:span text:style-name="T8">(DUI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erlu Biaya Secara Berkesinambungan<text:span text:style-name="T8"> (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erlu Kesabaran <text:span text:style-name="T8">(DUI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(Lebih Sering) Terlambat, Kemahalan, dan Gagal <text:span text:style-name="T8">(DUIT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4">Lisensi </text:span><text:span text:style-name="T15">Propriety Software</text:span><text:span text:style-name="T14"> tidak mahal-mahal amat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1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4.547cm" svg:height="3.625cm" svg:x="1.488cm" svg:y="0.82cm" presentation:class="title" presentation:user-transformed="true">
          <draw:text-box>
            <text:p text:style-name="P1">MDGR: Masyarakat Digital Gotong Royong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5">Keinginan untuk berbagi yang terbaik</text:p>
              </text:list-item>
            </text:list>
            <text:list text:style-name="L4">
              <text:list-item>
                <text:list>
                  <text:list-item>
                    <text:p text:style-name="P9">Sederaja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Win-Wi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engadaan Server dan Back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ili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Wik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Cara Sosialiasi F/OSS</text:p>
          </draw:text-box>
        </draw:frame>
        <draw:frame presentation:style-name="pr4" draw:text-style-name="P5" draw:layer="layout" svg:width="25.4cm" svg:height="12.98cm" svg:x="1.27cm" svg:y="5.08cm" presentation:class="outline" presentation:user-transformed="true">
          <draw:text-box>
            <text:list text:style-name="L4">
              <text:list-item>
                <text:p text:style-name="P5">“Yayasan Amal Bakti BlahBlahBlah”</text:p>
              </text:list-item>
            </text:list>
            <text:list text:style-name="L4">
              <text:list-item>
                <text:list>
                  <text:list-item>
                    <text:p text:style-name="P9">Di mana ada sediaan F/OSS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fo Perangkat Keras yang F/OSS friend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emplate ''Rencana Strategis'' Generi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SOHO, UKM, Individual, Pemerintaha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fo HOWTO dan Langkah-langkah Rinc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aplikasi F/OSS diatas sistem operasi berpemili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petunjuk migrasi, upgrade, insta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server: dns, email, file, printer, web, dst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peningkatan SD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Model Bisnis F/OSS</text:p>
          </draw:text-box>
        </draw:frame>
        <draw:frame presentation:style-name="pr4" draw:text-style-name="P5" draw:layer="layout" svg:width="25.4cm" svg:height="12.98cm" svg:x="1.27cm" svg:y="5.08cm" presentation:class="outline" presentation:user-transformed="true">
          <draw:text-box>
            <text:list text:style-name="L4">
              <text:list-item>
                <text:p text:style-name="P5">Model Bisnis Mana Yang Dapat Bertahan?</text:p>
              </text:list-item>
            </text:list>
            <text:list text:style-name="L4">
              <text:list-item>
                <text:list>
                  <text:list-item>
                    <text:p text:style-name="P9">Debian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Ubuntu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OpenOffice.org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ainnya?</text:p>
                  </text:list-item>
                </text:list>
              </text:list-item>
            </text:list>
            <text:list text:style-name="L4">
              <text:list-item>
                <text:p text:style-name="P5">Bisnis Apa?</text:p>
              </text:list-item>
            </text:list>
            <text:list text:style-name="L4">
              <text:list-item>
                <text:list>
                  <text:list-item>
                    <text:p text:style-name="P9">Trai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stal dan Migras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etup Serv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Out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F/OSS di Univ. Indonesia</text:p>
          </draw:text-box>
        </draw:frame>
        <draw:frame presentation:style-name="pr4" draw:text-style-name="P5" draw:layer="layout" svg:width="23.912cm" svg:height="12.98cm" svg:x="2.058cm" svg:y="5.938cm" presentation:class="outline" presentation:user-transformed="true">
          <draw:text-box>
            <text:list text:style-name="L4">
              <text:list-item>
                <text:p text:style-name="P5">UI:</text:p>
              </text:list-item>
            </text:list>
            <text:list text:style-name="L4">
              <text:list-item>
                <text:list>
                  <text:list-item>
                    <text:p text:style-name="P9">40.000 mahasiswa Pro,D1,D2,D3,S1,S2,S3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4000 dosen dan tenaga administras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2 kampus: Depok dan Salemb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JUITA: Jaringan UI TerpAdu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ink Internet: (40 + 300 + 10) Mb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ink Salemba Depok: 10 Mb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emiliki sejarah yang panjang: UU-I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ingkungan Akademis (bukan Tentara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Rektor Baru: Prof. Gumilar Soman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6.67cm" svg:height="3.257cm" svg:x="0.635cm" svg:y="1.188cm" presentation:class="title" presentation:user-transformed="true">
          <draw:text-box>
            <text:p text:style-name="P1">Penetrasi Server F/OSS di UI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5">Server: Mayoritas F/OSS</text:p>
              </text:list-item>
            </text:list>
            <text:list text:style-name="L4">
              <text:list-item>
                <text:list>
                  <text:list-item>
                    <text:p text:style-name="P9">bukan karena ideolog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bukan karena instruks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bukan karena lisens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KARENA LEBIH MUDAH DIPELIHARA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6">Faktor Penduku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SDM yang memada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Repositori </text:span><text:span text:style-name="T10">http://kambing.ui.edu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6.67cm" svg:height="3.257cm" svg:x="0.635cm" svg:y="1.27cm" presentation:class="title" presentation:user-transformed="true">
          <draw:text-box>
            <text:p text:style-name="P1">Penetrasi Desktop F/OSS di UI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5">Desktop: Mayoritas You Know What</text:p>
              </text:list-item>
            </text:list>
            <text:list text:style-name="L4">
              <text:list-item>
                <text:list>
                  <text:list-item>
                    <text:p text:style-name="P9">Lisensi Asli (Kampu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isensi Spanyo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Lisensi Glodok Public License (GPL :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4">
              <text:list-item>
                <text:p text:style-name="P14">Prospek:</text:p>
              </text:list-item>
            </text:list>
            <text:list text:style-name="L4">
              <text:list-item>
                <text:list>
                  <text:list-item>
                    <text:p text:style-name="P15">Resistansi Tingg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Kurang Dukunga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Peningkatan Razia Mendukung Penetra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Penetrasi Lainnya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5">UI</text:p>
              </text:list-item>
            </text:list>
            <text:list text:style-name="L4">
              <text:list-item>
                <text:p text:style-name="P5">ITB</text:p>
              </text:list-item>
            </text:list>
            <text:list text:style-name="L4">
              <text:list-item>
                <text:p text:style-name="P5">Univ. Gunadarma</text:p>
              </text:list-item>
            </text:list>
            <text:list text:style-name="L4">
              <text:list-item>
                <text:p text:style-name="P5">SGU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1.668cm" presentation:class="title">
          <draw:text-box>
            <text:p text:style-name="P1">PESAN SPONSOR</text:p>
          </draw:text-box>
        </draw:frame>
        <draw:frame presentation:style-name="pr4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14">Catatkan nama anda bersama 138096 pengguna GNU/Linux lainnya.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list>
                  <text:list-item>
                    <text:p text:style-name="P9">URL: <text:span text:style-name="T17">http://counter.li.org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Rahmat M. Samik-Ibrahim: LC #15059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donesia: 972 (ranking 137 duni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123cm" svg:y="1.823cm" presentation:class="title" presentation:user-transformed="true">
          <draw:text-box>
            <text:p text:style-name="P1">Terimakasih!</text:p>
          </draw:text-box>
        </draw:frame>
        <draw:frame presentation:style-name="pr4" draw:text-style-name="P5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fo:min-height="0.49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/>
    </style:style>
    <style:style style:name="T3" style:family="text">
      <style:text-properties fo:color="#e6e6e6" fo:font-size="11pt" style:font-size-asian="18pt" style:font-size-complex="18pt"/>
    </style:style>
    <style:style style:name="T4" style:family="text">
      <style:text-properties fo:font-size="12pt" fo:font-weight="bold"/>
    </style:style>
    <style:style style:name="T5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8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draw:style-name="gr3" draw:text-style-name="P4" draw:layer="backgroundobjects" svg:width="28.43cm" svg:height="1.733cm" svg:x="0cm" svg:y="19.685cm">
        <draw:text-box>
          <text:p text:style-name="P4"><text:span text:style-name="T2">©2007</text:span><text:span text:style-name="T3">-2007</text:span><text:span text:style-name="T2"> <text:s/>Rahmat M. Samik-Ibrahim -- Free License -- </text:span><text:span text:style-name="T4">Silakan secara bebas menggandakan berkas ini -- <text:s text:c="2"/></text:span><text:span text:style-name="T5"><text:page-number>&lt;number&gt;</text:page-number></text:span></text:p>
        </draw:text-box>
      </draw:frame>
      <draw:frame draw:style-name="gr4" draw:text-style-name="P3" draw:layer="backgroundobjects" svg:width="1.963cm" svg:height="1.797cm" svg:x="26.037cm" svg:y="0.108cm">
        <draw:image xlink:href="Pictures/100000000000004B0000004BFC59B058.png" xlink:type="simple" xlink:show="embed" xlink:actuate="onLoad">
          <text:p/>
        </draw:image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7-25T16:00:25</meta:creation-date>
    <dc:date>2007-07-25T22:04:30</dc:date>
    <meta:print-date>2007-07-25T21:43:44</meta:print-date>
    <dc:language>fi-FI</dc:language>
    <meta:editing-cycles>46</meta:editing-cycles>
    <meta:editing-duration>PT5H59M9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